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gOpen Moderna" svg:font-family="'MgOpen Moderna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width="0cm" svg:stroke-color="#660066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solid" draw:stroke-dash="Ultrafine_20_Dashed" svg:stroke-width="0cm" svg:stroke-color="#33a3a3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7.9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1cm" fo:min-width="8.7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7.046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solid" draw:fill-color="#94476b"/>
      <style:paragraph-properties fo:margin-left="0cm" fo:margin-right="0cm" fo:text-align="center" fo:text-indent="0cm"/>
      <style:text-properties fo:color="#ffffff" style:font-name="MgOpen Moderna" fo:font-size="8pt" style:font-size-asian="8pt" style:font-size-complex="8pt"/>
    </style:style>
    <style:style style:name="P5" style:family="paragraph">
      <loext:graphic-properties draw:fill="solid" draw:fill-color="#33a3a3"/>
      <style:paragraph-properties fo:margin-left="0cm" fo:margin-right="0cm" fo:text-align="center" fo:text-indent="0cm"/>
      <style:text-properties fo:color="#ffffff" style:font-name="MgOpen Moderna"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solid" draw:fill-color="#2300dc"/>
      <style:paragraph-properties fo:margin-left="0cm" fo:margin-right="0cm" fo:text-align="center" fo:text-indent="0cm"/>
      <style:text-properties fo:color="#ffffff" style:font-name="MgOpen Moderna" fo:font-size="8pt" style:font-size-asian="8pt" style:font-size-complex="8pt"/>
    </style:style>
    <style:style style:name="P8" style:family="paragraph">
      <style:paragraph-properties fo:margin-left="0cm" fo:margin-right="0cm" fo:text-indent="0cm">
        <style:tab-stops>
          <style:tab-stop style:position="3.122cm"/>
          <style:tab-stop style:position="6.376cm"/>
        </style:tab-stops>
      </style:paragraph-properties>
    </style:style>
    <style:style style:name="P9" style:family="paragraph">
      <loext:graphic-properties draw:fill="none" draw:fill-color="#ffffff"/>
      <style:text-properties style:font-name="MgOpen Moderna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MgOpen Moder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>
      <style:paragraph-properties fo:margin-left="0cm" fo:margin-right="0cm" fo:text-align="center" fo:text-indent="0cm">
        <style:tab-stops>
          <style:tab-stop style:position="3.122cm"/>
          <style:tab-stop style:position="6.376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3.122cm"/>
          <style:tab-stop style:position="6.376cm"/>
        </style:tab-stops>
      </style:paragraph-properties>
      <style:text-properties style:font-name="MgOpen Moderna" fo:font-size="12pt" style:font-size-asian="12pt" style:font-size-complex="12pt"/>
    </style:style>
    <style:style style:name="P13" style:family="paragraph">
      <style:paragraph-properties fo:margin-left="0cm" fo:margin-right="0cm" fo:text-align="end" fo:text-indent="0cm">
        <style:tab-stops>
          <style:tab-stop style:position="3.122cm"/>
          <style:tab-stop style:position="6.376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end" fo:text-indent="0cm">
        <style:tab-stops>
          <style:tab-stop style:position="3.122cm"/>
          <style:tab-stop style:position="6.376cm"/>
        </style:tab-stops>
      </style:paragraph-properties>
      <style:text-properties style:font-name="MgOpen Moderna" fo:font-size="12pt" style:font-size-asian="12pt" style:font-size-complex="12pt"/>
    </style:style>
    <style:style style:name="T1" style:family="text">
      <style:text-properties fo:color="#ffffff" style:font-name="MgOpen Moderna" fo:font-size="8pt" style:font-size-asian="8pt" style:font-size-complex="8pt"/>
    </style:style>
    <style:style style:name="T2" style:family="text">
      <style:text-properties style:font-name="MgOpen Moderna" fo:font-size="12pt" style:font-size-asian="12pt" style:font-size-complex="12pt"/>
    </style:style>
    <style:style style:name="T3" style:family="text">
      <style:text-properties style:font-name="MgOpen Moder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21cm" svg:height="3cm" svg:x="0.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021cm" svg:height="2.166cm" svg:x="0.5cm" svg:y="12.8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2.834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3cm" svg:x="0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021cm" svg:height="2.166cm" svg:x="0.5cm" svg:y="8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021cm" svg:height="1.666cm" svg:x="0.5cm" svg:y="3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8.021cm" svg:height="1.641cm" svg:x="0.5cm" svg:y="4.8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cm" svg:height="1.964cm" svg:x="0.5cm" svg:y="1.1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77cm" svg:height="0.423cm" svg:x="1cm" svg:y="3.9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6cm" svg:height="0.423cm" svg:x="3.115cm" svg:y="3.5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77cm" svg:height="0.423cm" svg:x="1cm" svg:y="5.577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5cm" svg:height="0.424cm" svg:x="4.808cm" svg:y="5.153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15cm" svg:height="0.423cm" svg:x="1cm" svg:y="7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6cm" svg:height="0.423cm" svg:x="2.692cm" svg:y="7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61cm" svg:height="0.423cm" svg:x="3.962cm" svg:y="7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15cm" svg:height="0.424cm" svg:x="1cm" svg:y="9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46cm" svg:height="0.423cm" svg:x="2.269cm" svg:y="9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61cm" svg:height="0.424cm" svg:x="3.962cm" svg:y="9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69cm" svg:height="0.423cm" svg:x="3.962cm" svg:y="9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115cm" svg:y1="7.624cm" svg:x2="3.961cm" svg:y2="7.624cm">
          <text:p/>
        </draw:line>
        <draw:line draw:style-name="gr5" draw:text-style-name="P6" draw:layer="layout" svg:x1="3.115cm" svg:y1="9.638cm" svg:x2="3.961cm" svg:y2="9.638cm">
          <text:p/>
        </draw:line>
        <draw:line draw:style-name="gr6" draw:text-style-name="P6" draw:layer="layout" svg:x1="3.115cm" svg:y1="9.232cm" svg:x2="3.961cm" svg:y2="9.232cm">
          <text:p/>
        </draw:line>
        <draw:custom-shape draw:style-name="gr3" draw:text-style-name="P4" draw:layer="layout" svg:width="4.231cm" svg:height="0.423cm" svg:x="1cm" svg:y="11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5cm" svg:height="0.423cm" svg:x="1.423cm" svg:y="11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84cm" svg:height="0.423cm" svg:x="3.962cm" svg:y="11.846cm">
          <text:p text:style-name="P3"><text:span text:style-name="T1">gene_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31cm" svg:height="0.423cm" svg:x="1cm" svg:y="13.65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6cm" svg:height="0.423cm" svg:x="2.692cm" svg:y="13.23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84cm" svg:height="0.424cm" svg:x="3.962cm" svg:y="14.076cm">
          <text:p text:style-name="P3"><text:span text:style-name="T1">gene_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31cm" svg:height="0.423cm" svg:x="1cm" svg:y="15.9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423cm" svg:x="3.538cm" svg:y="15.5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31cm" svg:height="0.423cm" svg:x="3.115cm" svg:y="16.346cm">
          <text:p text:style-name="P3"><text:span text:style-name="T1">gene_B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436cm" svg:height="0.738cm" svg:x="9cm" svg:y="3.5cm">
          <draw:text-box>
            <text:p text:style-name="P8"><text:span text:style-name="T2">gene_A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9" draw:text-style-name="P10" draw:layer="layout" svg:width="9.752cm" svg:height="1.225cm" svg:x="9cm" svg:y="1.5cm">
          <draw:text-box>
            <text:p text:style-name="P8"><text:span text:style-name="T3"><text:tab/></text:span><text:span text:style-name="T3">intersection</text:span><text:span text:style-name="T3"><text:tab/></text:span><text:span text:style-name="T3">intersection</text:span><text:span text:style-name="T3"><text:line-break/></text:span><text:span text:style-name="T3">union</text:span><text:span text:style-name="T3"><text:tab/></text:span><text:span text:style-name="T3">_strict</text:span><text:span text:style-name="T3"><text:tab/></text:span><text:span text:style-name="T3">_nonempty</text:span></text:p>
          </draw:text-box>
        </draw:frame>
        <draw:frame draw:style-name="gr8" draw:text-style-name="P9" draw:layer="layout" svg:width="8.436cm" svg:height="0.738cm" svg:x="9cm" svg:y="5.283cm">
          <draw:text-box>
            <text:p text:style-name="P8"><text:span text:style-name="T2">gene_A</text:span><text:span text:style-name="T2"><text:tab/></text:span><text:span text:style-name="T2">no_feature</text:span><text:span text:style-name="T2"><text:tab/></text:span><text:span text:style-name="T2">gene_A</text:span></text:p>
          </draw:text-box>
        </draw:frame>
        <draw:frame draw:style-name="gr8" draw:text-style-name="P9" draw:layer="layout" svg:width="8.436cm" svg:height="0.738cm" svg:x="9cm" svg:y="7cm">
          <draw:text-box>
            <text:p text:style-name="P8"><text:span text:style-name="T2">gene_A</text:span><text:span text:style-name="T2"><text:tab/></text:span><text:span text:style-name="T2">no_feature</text:span><text:span text:style-name="T2"><text:tab/></text:span><text:span text:style-name="T2">gene_A</text:span></text:p>
          </draw:text-box>
        </draw:frame>
        <draw:frame draw:style-name="gr8" draw:text-style-name="P9" draw:layer="layout" svg:width="8.436cm" svg:height="0.738cm" svg:x="9cm" svg:y="9cm">
          <draw:text-box>
            <text:p text:style-name="P8"><text:span text:style-name="T2">gene_A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8" draw:text-style-name="P9" draw:layer="layout" svg:width="8.436cm" svg:height="0.738cm" svg:x="9cm" svg:y="11.283cm">
          <draw:text-box>
            <text:p text:style-name="P8"><text:span text:style-name="T2">gene_A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10" draw:text-style-name="P12" draw:layer="layout" svg:width="4.071cm" svg:height="1.712cm" svg:x="8cm" svg:y="13.1cm">
          <draw:text-box>
            <text:p text:style-name="P11"><text:span text:style-name="T2">ambiguous</text:span></text:p>
            <text:p text:style-name="P11"><text:span text:style-name="T2">(both genes with</text:span></text:p>
            <text:p text:style-name="P11"><text:span text:style-name="T2">--nonunique all)</text:span></text:p>
          </draw:text-box>
        </draw:frame>
        <draw:frame draw:style-name="gr11" draw:text-style-name="P14" draw:layer="layout" svg:width="5.182cm" svg:height="0.738cm" svg:x="12.318cm" svg:y="13.5cm">
          <draw:text-box>
            <text:p text:style-name="P13"><text:span text:style-name="T2">gene_A</text:span><text:span text:style-name="T2"><text:tab/></text:span><text:span text:style-name="T2">gene_A</text:span></text:p>
          </draw:text-box>
        </draw:frame>
        <draw:frame draw:style-name="gr12" draw:text-style-name="P12" draw:layer="layout" svg:width="7.546cm" svg:height="1.4cm" svg:x="9.4cm" svg:y="15.6cm">
          <draw:text-box>
            <text:p text:style-name="P11"><text:span text:style-name="T2">ambiguous</text:span></text:p>
            <text:p text:style-name="P11"><text:span text:style-name="T2">(both genes with --nonunique al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gOpen Moderna" svg:font-family="'MgOpen Moderna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2.2$Linux_X86_64 LibreOffice_project/30m0$Build-2</meta:generator>
    <meta:initial-creator>Simon Anders</meta:initial-creator>
    <meta:creation-date>2010-04-08T12:26:04</meta:creation-date>
    <dc:creator>Fabio Zanini</dc:creator>
    <dc:date>2017-04-13T10:42:19.721964677</dc:date>
    <meta:editing-cycles>2</meta:editing-cycles>
    <meta:editing-duration>PT15M48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